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Times New Roman" fo:font-size="12pt" fo:font-style="italic" officeooo:paragraph-rsid="001ddc1a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Times New Roman" fo:font-size="12pt" fo:font-style="italic" officeooo:paragraph-rsid="0024c890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Times New Roman" fo:font-size="12pt" fo:font-style="normal" officeooo:rsid="001ddc1a" officeooo:paragraph-rsid="001ddc1a" style:font-size-asian="12pt" style:font-style-asian="normal" style:font-size-complex="12pt" style:font-style-complex="normal"/>
    </style:style>
    <style:style style:name="P5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fo:font-style="italic" officeooo:rsid="001ceae2" officeooo:paragraph-rsid="001ceae2" style:font-style-asian="italic" style:font-style-complex="italic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1ceae2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c354f" officeooo:paragraph-rsid="001ceae2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c354f" officeooo:paragraph-rsid="001ceae2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ceae2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2pt" fo:font-style="normal" officeooo:rsid="001ddc1a" officeooo:paragraph-rsid="001ddc1a" style:font-size-asian="12pt" style:font-style-asian="normal" style:font-size-complex="12pt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2pt" fo:font-style="normal" officeooo:rsid="001ddc1a" officeooo:paragraph-rsid="0024c890" style:font-size-asian="12pt" style:font-style-asian="normal" style:font-size-complex="12pt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2pt" fo:font-style="italic" officeooo:rsid="001ddc1a" officeooo:paragraph-rsid="001ddc1a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1c354f" officeooo:paragraph-rsid="001ceae2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1c354f" officeooo:paragraph-rsid="001ceae2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rsid="001c354f" officeooo:paragraph-rsid="001ceae2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italic" officeooo:rsid="001ddc1a" officeooo:paragraph-rsid="0024c890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italic" officeooo:rsid="0024c890" officeooo:paragraph-rsid="0024c890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normal" officeooo:rsid="0024c890" officeooo:paragraph-rsid="0024c890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normal" fo:font-weight="bold" officeooo:rsid="0024c890" officeooo:paragraph-rsid="0024c89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paragraph-rsid="001ceae2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officeooo:rsid="001c354f" officeooo:paragraph-rsid="001ceae2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font-size="12pt" fo:font-style="italic" officeooo:rsid="001ceae2" officeooo:paragraph-rsid="001ceae2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5pt" fo:font-weight="bold" officeooo:rsid="001c354f" officeooo:paragraph-rsid="001ceae2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00%" fo:text-indent="0cm" style:auto-text-indent="false" fo:background-color="transparent"/>
      <style:text-properties style:font-name="Times New Roman" fo:font-style="normal" officeooo:paragraph-rsid="0024a15d" style:font-style-asian="normal" style:font-style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officeooo:rsid="001ceae2" officeooo:paragraph-rsid="0024c890" style:font-style-asian="normal" style:font-style-complex="normal"/>
    </style:style>
    <style:style style:name="P2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Times New Roman" fo:font-style="normal" fo:font-weight="bold" officeooo:rsid="001ddc1a" officeooo:paragraph-rsid="001ddc1a" style:font-style-asian="normal" style:font-weight-asian="bold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Times New Roman" fo:font-style="normal" officeooo:rsid="001ddc1a" officeooo:paragraph-rsid="001ddc1a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30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3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Times New Roman" fo:font-style="italic" officeooo:rsid="001ddc1a" officeooo:paragraph-rsid="0024a15d" style:font-style-asian="italic" style:font-style-complex="italic"/>
    </style:style>
    <style:style style:name="P32" style:family="paragraph">
      <loext:graphic-properties draw:fill="none" draw:fill-color="#ffffff"/>
    </style:style>
    <style:style style:name="T1" style:family="text">
      <style:text-properties officeooo:rsid="001c354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4a15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4c890" style:font-size-asian="20pt" style:font-size-complex="20pt"/>
    </style:style>
    <style:style style:name="T7" style:family="text">
      <style:text-properties fo:font-size="20pt" fo:font-style="normal" officeooo:rsid="0024c890" style:font-size-asian="20pt" style:font-style-asian="normal" style:font-size-complex="20pt" style:font-style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1ddc1a" style:font-size-asian="12pt" style:font-style-asian="italic" style:font-size-complex="12pt" style:font-style-complex="italic"/>
    </style:style>
    <style:style style:name="T10" style:family="text">
      <style:text-properties fo:font-size="12pt" officeooo:rsid="001ddc1a" style:font-size-asian="12pt" style:font-size-complex="12pt"/>
    </style:style>
    <style:style style:name="T11" style:family="text">
      <style:text-properties fo:font-size="12pt" fo:font-style="normal" officeooo:rsid="0024c890" style:font-size-asian="10.5pt" style:font-style-asian="normal" style:font-size-complex="12pt" style:font-style-complex="normal"/>
    </style:style>
    <style:style style:name="T12" style:family="text">
      <style:text-properties officeooo:rsid="0024c89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  <style:style style:name="gr1" style:family="graphic">
      <style:graphic-properties draw:stroke="solid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1"><text:span text:style-name="T1">Vilniaus universiteto studijuojančiujo, teikiačiojo baigiamąjį darbą,<text:line-break/>GARANTIJA</text:span></text:p>
        <text:p text:style-name="P22"/>
        <text:p text:style-name="P13">Vardas, pavardė:</text:p>
        <text:p text:style-name="P13">Padalinys:</text:p>
        <text:p text:style-name="P13">Studijų programa:</text:p>
        <text:p text:style-name="P13">Darbo pavadinimas:</text:p>
        <text:p text:style-name="P13">Darbo tipas: </text:p>
        <text:p text:style-name="P13"/>
        <text:p text:style-name="P14">Garantuoju, kad mano baigiamasis darbas yra parengtas sąžiningai ir savarankiškai, kitų asmenų indėlio į parengtą darbą nėra. Jokių <text:span text:style-name="T4">įstatymų nenumatų</text:span> mokėjimų už šį darbą niekam nesu mokėjęs. </text:p>
        <text:p text:style-name="P14">Šiame darbe tiesiogiai ar netiesiogiai panaudotos kitų šaltinių citatos yra pažymėtos literatūros nuorodose.</text:p>
        <text:p text:style-name="P24">WARRANTY</text:p>
        <text:p text:style-name="P15">of Vilnius University Student Thesis</text:p>
        <text:p text:style-name="P22"/>
        <text:p text:style-name="P22"/>
        <text:p text:style-name="P6"><text:span text:style-name="T1">Name, </text:span>Surname:</text:p>
        <text:p text:style-name="P6">Faculty: </text:p>
        <text:p text:style-name="P6">Study programme: </text:p>
        <text:p text:style-name="P6">Thesis topic:</text:p>
        <text:p text:style-name="P6">Thesis type:</text:p>
        <text:p text:style-name="P7"/>
        <text:p text:style-name="P9"><text:span text:style-name="T1">I guarantee </text:span>that my thesis is prepared in good faith and independently, there is no contribution to this work from other individuals. I have not made any illegal payments related to this work.</text:p>
        <text:p text:style-name="P8">Quotes from other sources <text:span text:style-name="T4">used in this thesis, </text:span>directly or indirectly, are indicated in literature references.</text:p>
      </text:section>
      <text:p text:style-name="P26"><draw:frame text:anchor-type="paragraph" draw:z-index="0" draw:name="Shape1" draw:style-name="gr1" draw:text-style-name="P32" svg:width="0.701cm" svg:height="0.701cm" svg:x="10.451cm" svg:y="0.162cm"><draw:text-box><text:p/></draw:text-box></draw:frame><text:tab/><text:tab/>Aš, [Vardas Pavardė], patvirtinu (pažymėti) <text:line-break/><text:tab/><text:tab/><text:span text:style-name="T3">I, [Name, Surname], confirm (check)</text:span></text:p>
      <text:p text:style-name="P5"/>
      <text:p text:style-name="P23"><text:span text:style-name="T2">Patvirtinu, kad baigiamasis darbas yra pateiktas į Vilniaus universiteto studijų informacinę sistemą.</text:span> </text:p>
      <text:p text:style-name="P1">I declare that this thesis is submitted to the Vilnius University Study Information System</text:p>
      <text:p text:style-name="P1"/>
      <text:p text:style-name="P1">__________________________________________________________________________________</text:p>
      <text:p text:style-name="P4">(vardas, pavardė / <text:span text:style-name="T3">name, surname) <text:tab/><text:tab/></text:span>(parašas / <text:span text:style-name="T3">signature</text:span>) <text:tab/><text:tab/><text:tab/>(data / <text:span text:style-name="T3">date</text:span>)</text:p>
      <text:p text:style-name="P1"/>
      <text:p text:style-name="P27">Embargo laikotarpis / Embargo period</text:p>
      <text:p text:style-name="P28">Prašau nustatyti šiam baigiamajam darbui toliau nurodytos trukmės embargo laikotarpį:</text:p>
      <text:p text:style-name="P29">I am requesting an embargo of this thesis for the period indicated below:</text:p>
      <text:p text:style-name="P31"><text:span text:style-name="T5">☐ <text:s/></text:span><text:span text:style-name="T11">e</text:span><text:span text:style-name="T2">mbargo laikotarpis nereikalingas /</text:span> no embargo requested.</text:p>
      <text:p text:style-name="P31"><text:span text:style-name="T5">☐ <text:s/></text:span>________ <text:span text:style-name="T2">mėnesių /</text:span> months [embargo laikotarpis negali viršyti 60 mėn. / an embargo period shall not exceed 60 months].</text:p>
      <text:p text:style-name="P29"><text:span text:style-name="T2"/></text:p>
      <text:p text:style-name="P30"><text:span text:style-name="T2">Embargo laikotarpio nustatymo priežastis /</text:span> re<text:span text:style-name="T12">a</text:span>son for embargo period:</text:p>
      <text:p text:style-name="P16">………………………………………………………………………………………………………………………….</text:p>
      <text:p text:style-name="P2">__________________________________________________________________________________</text:p>
      <text:p text:style-name="P10">(vardas, pavardė / <text:span text:style-name="T3">name, surname) <text:tab/><text:tab/></text:span>(parašas / <text:span text:style-name="T3">signature</text:span>) <text:tab/><text:tab/><text:tab/>(data / <text:span text:style-name="T3">date</text:span>)</text:p>
      <text:p text:style-name="P16"/>
      <text:p text:style-name="P20">Darbo vadovo patvirtinimas:</text:p>
      <text:p text:style-name="P19">Patvirtinu, kad baigiamasis darbas atitinka reikalaivmus ir leidžia darbą ginti:</text:p>
      <text:p text:style-name="P18">I confirm that this thesis is prepared in accordance with the requirements of students’ theses of Vilnius University and can be defenced:</text:p>
      <text:p text:style-name="P3">__________________________________________________________________________________</text:p>
      <text:p text:style-name="P11">(vardas, pavardė / <text:span text:style-name="T3">name, surname) <text:tab/><text:tab/></text:span>(parašas / <text:span text:style-name="T3">signature</text:span>) <text:tab/><text:tab/><text:tab/>(data / <text:span text:style-name="T3">date</text:span>)</text:p>
      <text:p text:style-name="P17"/>
      <text:p text:style-name="P25"><text:span text:style-name="T4">Katedros (Padalinio) patvirtinimas, kad atspausdintas baigiamasis darbas buvo pateiktas ir užregistruotas:<text:line-break/></text:span><text:span text:style-name="T8">_______________________________________________________________________________________<text:line-break/><text:tab/> <text:s text:c="2"/></text:span><text:span text:style-name="T10">(vardas, pavardė)</text:span><text:span text:style-name="T9"> <text:tab/><text:tab/><text:tab/> <text:s text:c="8"/></text:span><text:span text:style-name="T10">(parašas) <text:tab/><text:tab/><text:tab/> <text:s text:c="4"/>(data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.101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0:12:44.192000000</meta:creation-date>
    <dc:date>2018-05-23T01:31:04.853000000</dc:date>
    <meta:editing-duration>PT23M30S</meta:editing-duration>
    <meta:editing-cycles>5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7" meta:word-count="309" meta:character-count="2596" meta:non-whitespace-character-count="2273"/>
  </office:meta>
</office:document-meta>
</file>